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7826" draw:textarea-horizontal-align="justify" draw:textarea-vertical-align="middle" draw:auto-grow-height="false" fo:min-height="0.513cm" fo:min-width="14.295cm"/>
    </style:style>
    <style:style style:name="gr2" style:family="graphic" style:parent-style-name="standard">
      <style:graphic-properties draw:textarea-horizontal-align="justify" draw:textarea-vertical-align="middle" draw:auto-grow-height="false" fo:min-height="5.973cm" fo:min-width="5.85cm"/>
    </style:style>
    <style:style style:name="gr3" style:family="graphic" style:parent-style-name="standard">
      <style:graphic-properties draw:fill-color="#cc0000" draw:textarea-horizontal-align="justify" draw:textarea-vertical-align="middle" draw:auto-grow-height="false" fo:min-height="3.498cm" fo:min-width="3.12cm"/>
    </style:style>
    <style:style style:name="gr4" style:family="graphic" style:parent-style-name="standard">
      <style:graphic-properties draw:fill="solid" draw:fill-color="#006600" draw:textarea-horizontal-align="justify" draw:textarea-vertical-align="middle" draw:auto-grow-height="false" fo:min-height="5.18cm" fo:min-width="4.168cm"/>
    </style:style>
    <style:style style:name="gr5" style:family="graphic" style:parent-style-name="standard">
      <style:graphic-properties draw:fill="solid" draw:fill-color="#ffff00" draw:textarea-vertical-align="middle" draw:auto-grow-height="false" fo:min-height="0.95cm" fo:min-width="0.154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ffffff" draw:opacity="0%" draw:textarea-horizontal-align="justify" draw:textarea-vertical-align="middle" draw:auto-grow-height="false" fo:min-height="9.412cm" fo:min-width="8.289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9.914cm"/>
    </style:style>
    <style:style style:name="gr10" style:family="graphic" style:parent-style-name="standard">
      <style:graphic-properties svg:stroke-width="0.102cm" svg:stroke-color="#000000" draw:marker-start-width="0.509cm" draw:marker-end-width="0.509cm" draw:fill="solid" draw:fill-color="#6666ff" draw:opacity="100%" draw:textarea-horizontal-align="justify" draw:textarea-vertical-align="middle" draw:auto-grow-height="false" fo:min-height="2.268cm" fo:min-width="8.289cm" fo:padding-top="0.176cm" fo:padding-bottom="0.176cm" fo:padding-left="0.301cm" fo:padding-right="0.301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049cm" svg:height="1.016cm" svg:x="3.096cm" svg:y="5.0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35cm" svg:height="6.223cm" draw:transform="rotate (1.51581845535708) translate (3.257cm 22.123cm)">
          <text:p/>
          <draw:enhanced-geometry svg:viewBox="0 0 21600 21600" draw:type="block-arc" draw:modifiers="-171.368416952111 7445.8829008229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4.826cm" svg:height="4.953cm" svg:x="5.572cm" svg:y="19.034cm">
          <text:p text:style-name="P2"><text:span text:style-name="T1">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6.223cm" svg:height="6.985cm" svg:x="7.604cm" svg:y="3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2.667cm" svg:height="3.81cm" svg:x="8.874cm" svg:y="5.57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" draw:layer="layout" svg:width="8.89cm" svg:height="15.621cm" svg:x="6.207cm" svg:y="2.9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3" draw:layer="layout" svg:width="4.033cm" svg:height="1.673cm" svg:x="2.301cm" svg:y="3.032cm">
          <draw:text-box>
            <text:p text:style-name="P3"><text:span text:style-name="T2">15 KV</text:span></text:p>
          </draw:text-box>
        </draw:frame>
        <draw:frame draw:style-name="gr8" draw:text-style-name="P3" draw:layer="layout" svg:width="3.821cm" svg:height="1.673cm" svg:x="15.351cm" svg:y="3.032cm">
          <draw:text-box>
            <text:p text:style-name="P3"><text:span text:style-name="T2">220 V</text:span></text:p>
          </draw:text-box>
        </draw:frame>
        <draw:custom-shape draw:style-name="gr9" draw:text-style-name="P1" draw:layer="layout" svg:width="10.414cm" svg:height="1.143cm" svg:x="9.763cm" svg:y="21.1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89cm" svg:height="4.191cm" svg:x="6.208cm" svg:y="14.3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20:03:06.582629500</meta:creation-date>
    <dc:date>2016-04-05T20:20:54.677573507</dc:date>
    <meta:editing-duration>PT17M48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